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65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5"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5" office:value-type="string" calcext:value-type="string">
            <text:p>Front Aux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5" office:value-type="string" calcext:value-type="string">
            <text:p>Lock Shoot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3"/>
        <table:table-column table:style-name="co18" table:default-cell-style-name="ce163"/>
        <table:table-column table:style-name="co19" table:default-cell-style-name="ce163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6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6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65" office:value-type="string" calcext:value-type="string">
            <text:p>Batt On</text:p>
          </table:table-cell>
          <table:table-cell table:style-name="ce65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65" office:value-type="string" calcext:value-type="string">
            <text:p>Batt Override</text:p>
          </table:table-cell>
          <table:table-cell table:style-name="ce65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string" calcext:value-type="string">
            <text:p>Cab-Pres Norm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string" calcext:value-type="string">
            <text:p>Cab-Pres RAM/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string" calcext:value-type="string">
            <text:p>R-OFF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string" calcext:value-type="string">
            <text:p>CANOPY UP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string" calcext:value-type="string">
            <text:p>Bleed-Air Pull</text:p>
          </table:table-cell>
          <table:table-cell table:style-name="ce197" office:value-type="string" calcext:value-type="string">
            <text:p>OFF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string" calcext:value-type="string">
            <text:p>CANOPY DOWN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65" office:value-type="string" calcext:value-type="string">
            <text:p>Batt Off</text:p>
          </table:table-cell>
          <table:table-cell table:style-name="ce65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65" office:value-type="string" calcext:value-type="string">
            <text:p>Batt Off</text:p>
          </table:table-cell>
          <table:table-cell table:style-name="ce65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string" calcext:value-type="string">
            <text:p>CANOPY HOLD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string" calcext:value-type="string">
            <text:p>CANOPY HOLD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5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9:28:51.377616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0T09:40:19.114166509</dc:date>
    <meta:editing-duration>P1DT7H59M55S</meta:editing-duration>
    <meta:editing-cycles>130</meta:editing-cycles>
    <meta:print-date>2021-04-05T08:04:39.608396645</meta:print-date>
    <meta:document-statistic meta:table-count="9" meta:cell-count="3091" meta:object-count="0"/>
  </office:meta>
</office:document-meta>
</file>